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ProfilesUtilsTests.resolveActiveProfilesWithOverridden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Loc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InheritedAnnotationAn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MetaAnnotationAnd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VerifyingActiveProfilesResolver.resolve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ProfilesUtilsTests.resolveActiveProfilesWithMetaAnnotationAndOverridde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InheritedAnnotationAn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ConflictingProfiles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ProfilesUtilsTests.resolveActiveProfilesWithLocalAndInheritedMeta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MergedInherit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Default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ProfilesUtilsTests.assertResolvedProfiles( Class &lt; ? &gt; testClass , String ...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LocalAndInheri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ResolverThat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DefaultActiveProfil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Resolver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ExtendedDefaultActiveProfil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LocalAndInheritedDuplicated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Inherit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ResolverAnd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ResolverWithout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ProfilesUtilsTests.resolveActiveProfilesWithMetaAnnotationAndTestClassVerifying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ProfilesUtilsTests.resolveActiveProfilesWithNoProfile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Duplicated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Empty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faultConstructorActiveProfilesResolver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Overridden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faultConstructorActiveProfilesResolver.NoDefaultConstructorActiveProfilesResolver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eProfilesUtilsTests.resolveActiveProfilesWi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ou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UtilsTests.resolveActiveProfilesWithOverriddenInherit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